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P2" style:parent-style-name="Normale" style:family="paragraph">
      <style:text-properties style:font-name="Arial" style:font-name-complex="Arial" fo:font-size="14pt" style:font-size-asian="14pt" style:font-size-complex="14pt"/>
    </style:style>
    <style:style style:name="P3" style:parent-style-name="Normale" style:family="paragraph">
      <style:text-properties style:font-name="Arial" style:font-name-complex="Arial" fo:font-size="14pt" style:font-size-asian="14pt" style:font-size-complex="14pt"/>
    </style:style>
    <style:style style:name="P4" style:parent-style-name="Normale" style:family="paragraph">
      <style:text-properties style:font-name="Arial" style:font-name-complex="Arial" fo:font-size="14pt" style:font-size-asian="14pt" style:font-size-complex="14pt"/>
    </style:style>
    <style:style style:name="P5" style:parent-style-name="Normale" style:family="paragraph">
      <style:text-properties style:font-name="Arial" style:font-name-complex="Arial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6432" draw:style-name="a0" draw:name="Immagine 9" text:anchor-type="paragraph" svg:x="0.8148in" svg:y="0in" svg:width="5.72083in" svg:height="5.17222in" style:rel-width="scale" style:rel-height="scale"><draw:image xlink:href="media/image1.jpeg" xlink:type="simple" xlink:show="embed" xlink:actuate="onLoad"/><svg:title/><svg:desc>C:\Users\alice\AppData\Local\Microsoft\Windows\INetCache\Content.Word\pinohuacho observation deck..jpg</svg:desc></draw:frame><draw:frame draw:z-index="251664384" draw:style-name="a1" draw:name="Immagine 7" text:anchor-type="paragraph" svg:x="7.95603in" svg:y="0.0005in" svg:width="5.87917in" svg:height="3.91389in" style:rel-width="scale" style:rel-height="scale"><draw:image xlink:href="media/image2.jpeg" xlink:type="simple" xlink:show="embed" xlink:actuate="onLoad"/><svg:title/><svg:desc>C:\Users\alice\AppData\Local\Microsoft\Windows\INetCache\Content.Word\151e6539bf90e5985546171415b313cb.jpg</svg:desc></draw:frame></text:p>
      <text:p text:style-name="Normale"/>
      <text:p text:style-name="Normale"/>
      <text:p text:style-name="Normale"/>
      <text:p text:style-name="Normale"/>
      <text:p text:style-name="Normale"/>
      <text:p text:style-name="P2"/>
      <text:p text:style-name="P3"/>
      <text:p text:style-name="P4"/>
      <text:p text:style-name="P5"/>
      <text:p text:style-name="Normale"><draw:frame draw:z-index="251665408" draw:style-name="a2" draw:name="Immagine 8" text:anchor-type="paragraph" svg:x="7.95271in" svg:y="1.01822in" svg:width="5.75833in" svg:height="5.81042in" style:rel-width="scale" style:rel-height="scale"><draw:image xlink:href="media/image3.jpeg" xlink:type="simple" xlink:show="embed" xlink:actuate="onLoad"/><svg:title/><svg:desc>C:\Users\alice\AppData\Local\Microsoft\Windows\INetCache\Content.Word\chiedere.jpg</svg:desc></draw:frame><draw:frame draw:z-index="251663360" draw:style-name="a3" draw:name="Immagine 1" text:anchor-type="paragraph" svg:x="0.65855in" svg:y="2.41389in" svg:width="5.87708in" svg:height="4.41528in" style:rel-width="scale" style:rel-height="scale"><draw:image xlink:href="media/image4.jpeg" xlink:type="simple" xlink:show="embed" xlink:actuate="onLoad"/><svg:title/><svg:desc>C:\Users\alice\AppData\Local\Microsoft\Windows\INetCache\Content.Word\caso studio3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54in" fo:page-height="11.693in" style:print-orientation="landscape" fo:margin-top="0.7875in" fo:margin-left="0.7875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ceemmavendramin@libero.it</meta:initial-creator>
    <dc:creator>aliceemmavendramin@libero.it</dc:creator>
    <meta:creation-date>2017-06-01T08:08:00Z</meta:creation-date>
    <dc:date>2017-06-01T08:20:00Z</dc:date>
    <meta:template xlink:href="Normal" xlink:type="simple"/>
    <meta:editing-cycles>1</meta:editing-cycles>
    <meta:editing-duration>PT720S</meta:editing-duration>
    <meta:document-statistic meta:page-count="1" meta:paragraph-count="1" meta:word-count="2" meta:character-count="14" meta:row-count="1" meta:non-whitespace-character-count="13"/>
  </office:meta>
</office:document-meta>
</file>